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48, 50, 56 bcd, 58</text:p>
      <text:p text:style-name="Standard">#30, 34, 36, 38(2 cations), 40, 42, 44</text:p>
      <text:p text:style-name="Standard"/>
      <text:p text:style-name="Standard">30</text:p>
      <text:p text:style-name="Standard">a Ionic</text:p>
      <text:p text:style-name="Standard">b Molecular</text:p>
      <text:p text:style-name="Standard">c Ionic</text:p>
      <text:p text:style-name="Standard">d Molecular</text:p>
      <text:p text:style-name="Standard"/>
      <text:p text:style-name="Standard">34</text:p>
      <text:p text:style-name="Standard">a AgCl</text:p>
      <text:p text:style-name="Standard">b Na<text:span text:style-name="T1">2</text:span><text:span text:style-name="T2">S</text:span></text:p>
      <text:p text:style-name="Standard">c Al<text:span text:style-name="T1">2</text:span><text:span text:style-name="T2">S</text:span><text:span text:style-name="T1">3</text:span></text:p>
      <text:p text:style-name="Standard">d Kcl</text:p>
      <text:p text:style-name="Standard"/>
      <text:p text:style-name="Standard">36</text:p>
      <text:p text:style-name="Standard">a K<text:span text:style-name="T1">2</text:span><text:span text:style-name="T2">CO</text:span><text:span text:style-name="T1">3</text:span></text:p>
      <text:p text:style-name="Standard">b K<text:span text:style-name="T1">3</text:span><text:span text:style-name="T2">PO</text:span><text:span text:style-name="T1">4</text:span></text:p>
      <text:p text:style-name="Standard">c K<text:span text:style-name="T1">2</text:span><text:span text:style-name="T2">HPO</text:span><text:span text:style-name="T1">4</text:span></text:p>
      <text:p text:style-name="Standard">d KCH<text:span text:style-name="T1">3</text:span><text:span text:style-name="T2">COO</text:span></text:p>
      <text:p text:style-name="Standard"/>
      <text:p text:style-name="Standard">38</text:p>
      <text:p text:style-name="Standard">a Tin(II) Chloride</text:p>
      <text:p text:style-name="Standard">b Lead(II) Iodide</text:p>
      <text:p text:style-name="Standard">c Iron(II) Oxide</text:p>
      <text:p text:style-name="Standard">d Copper(II) Iodide</text:p>
      <text:p text:style-name="Standard">e Mercury(II) Bromide</text:p>
      <text:p text:style-name="Standard">f Chromium(II) Chloride</text:p>
      <text:p text:style-name="Standard"/>
      <text:p text:style-name="Standard">40</text:p>
      <text:p text:style-name="Standard">a Barium Sulfide</text:p>
      <text:p text:style-name="Standard">b Iron Trichloride</text:p>
      <text:p text:style-name="Standard">c Lead(IV) Iodide </text:p>
      <text:p text:style-name="Standard">d Strontium Bromide</text:p>
      <text:p text:style-name="Standard"/>
      <text:p text:style-name="Standard">42</text:p>
      <text:p text:style-name="Standard">a Barium Hydroxide(← Polyatomic ion)</text:p>
      <text:p text:style-name="Standard">b Ammonium(← Polyatomic ion) Iodide</text:p>
      <text:p text:style-name="Standard">c Sodium Perbromate (Not a polyatomic ion)</text:p>
      <text:p text:style-name="Standard">d Ferric Hydroxide (← Polyatomic ion)</text:p>
      <text:p text:style-name="Standard"/>
      <text:p text:style-name="Standard">44</text:p>
      <text:p text:style-name="Standard">a CuCl<text:span text:style-name="T1">2</text:span></text:p>
      <text:p text:style-name="Standard">b CuI</text:p>
      <text:p text:style-name="Standard">c PbCrO<text:span text:style-name="T1">4</text:span></text:p>
      <text:p text:style-name="Standard">d CaF<text:span text:style-name="T1">2</text:span></text:p>
      <text:p text:style-name="Standard">e KOH</text:p>
      <text:p text:style-name="Standard">f FeO</text:p>
      <text:p text:style-name="Standard"/>
      <text:p text:style-name="Standard"><text:soft-page-break/>48</text:p>
      <text:p text:style-name="Standard">a Sulfur Trioxide</text:p>
      <text:p text:style-name="Standard">b Sulfur Dioxide</text:p>
      <text:p text:style-name="Standard">c Bromine Pentafluoride</text:p>
      <text:p text:style-name="Standard">d Nitric Oxide</text:p>
      <text:p text:style-name="Standard"/>
      <text:p text:style-name="Standard">50</text:p>
      <text:p text:style-name="Standard">a BBr<text:span text:style-name="T1">3</text:span></text:p>
      <text:p text:style-name="Standard">b Cl<text:span text:style-name="T1">2</text:span><text:span text:style-name="T2">O</text:span></text:p>
      <text:p text:style-name="Standard">c XeF<text:span text:style-name="T1">4</text:span></text:p>
      <text:p text:style-name="Standard">d CBr<text:span text:style-name="T1">4</text:span></text:p>
      <text:p text:style-name="Standard"/>
      <text:p text:style-name="Standard">56</text:p>
      <text:p text:style-name="Standard">b Berylium Dichloride </text:p>
      <text:p text:style-name="Standard">c Barium Chloride</text:p>
      <text:p text:style-name="Standard">d Chromic Chloride</text:p>
      <text:p text:style-name="Standard"/>
      <text:p text:style-name="Standard">58</text:p>
      <text:p text:style-name="Standard">a Xenon Trioxide</text:p>
      <text:p text:style-name="Standard">b Potassium Hypochlorite</text:p>
      <text:p text:style-name="Standard">c Cobalt Sulfat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othy Cayer</meta:initial-creator>
    <meta:creation-date>2018-02-12T20:33:04.55</meta:creation-date>
    <dc:date>2018-02-12T21:27:19.31</dc:date>
    <dc:creator>Timothy Cayer</dc:creator>
    <meta:editing-duration>PT8M3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2" meta:paragraph-count="59" meta:word-count="151" meta:character-count="748"/>
  </office:meta>
</office:document-meta>
</file>